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64.decodeFast( char [ ] chars , int offset , int charsLe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64.decodeFast( String chars , int offset , int charsLe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se64.decodeFast( String 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1">
            <text:p text:style-name="Table_20_Contents">6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